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28f704" officeooo:paragraph-rsid="0028f704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29da5f" style:font-style-asian="normal" style:font-style-complex="normal"/>
    </style:style>
    <style:style style:name="T5" style:family="text">
      <style:text-properties fo:font-style="normal" officeooo:rsid="00327df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</text:span><text:span text:style-name="T2"> proposta deste trabalho é </text:span><text:span text:style-name="T5">realizar testes e observar a eficiência</text:span><text:span text:style-name="T2"> de alguns algoritmos de ordenação. Para tanto, foram contadas as comparações feitas em cada um dos algoritmos, para tamanhos </text:span><text:span text:style-name="T4">variados </text:span><text:span text:style-name="T2">de vetores. Todos os algoritmos foram implementados em </text:span>C, <text:span text:style-name="T2">de maneira recursiva (com exceção do</text:span> Counting Sort <text:span text:style-name="T2">e o </text:span>Bucket Sort<text:span text:style-name="T3">).</text:span></text:p>
      <text:p text:style-name="P4"><text:span text:style-name="T3"/></text:p>
      <text:p text:style-name="P6"><text:span text:style-name="T3">I. </text:span><text:span text:style-name="T2">Heapsort</text:span></text:p>
      <text:p text:style-name="P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1T10:19:23.795822792</dc:date>
    <meta:editing-duration>PT16M45S</meta:editing-duration>
    <meta:editing-cycles>18</meta:editing-cycles>
    <meta:generator>LibreOffice/7.6.2.1$Linux_X86_64 LibreOffice_project/60$Build-1</meta:generator>
    <meta:document-statistic meta:table-count="0" meta:image-count="0" meta:object-count="0" meta:page-count="1" meta:paragraph-count="6" meta:word-count="75" meta:character-count="489" meta:non-whitespace-character-count="416"/>
  </office:meta>
</office:document-meta>
</file>